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Helvetica" officeooo:rsid="001fc8b4" officeooo:paragraph-rsid="001fc8b4"/>
    </style:style>
    <style:style style:name="P2" style:family="paragraph" style:parent-style-name="Standard">
      <style:text-properties style:font-name="Helvetica" officeooo:rsid="00211225" officeooo:paragraph-rsid="00211225"/>
    </style:style>
    <style:style style:name="P3" style:family="paragraph" style:parent-style-name="Standard" style:list-style-name="L3">
      <style:text-properties style:font-name="Helvetica" officeooo:rsid="00211225" officeooo:paragraph-rsid="00211225"/>
    </style:style>
    <style:style style:name="P4" style:family="paragraph" style:parent-style-name="Standard">
      <style:text-properties style:font-name="Helvetica" officeooo:rsid="0022b7d1" officeooo:paragraph-rsid="0022b7d1"/>
    </style:style>
    <style:style style:name="P5" style:family="paragraph" style:parent-style-name="Standard">
      <style:text-properties style:font-name="Helvetica" officeooo:rsid="00237d99" officeooo:paragraph-rsid="00237d99"/>
    </style:style>
    <style:style style:name="P6" style:family="paragraph" style:parent-style-name="Standard" style:list-style-name="L5">
      <style:text-properties style:font-name="Helvetica" officeooo:rsid="00237d99" officeooo:paragraph-rsid="00237d99"/>
    </style:style>
    <style:style style:name="P7" style:family="paragraph" style:parent-style-name="Standard" style:list-style-name="L6">
      <style:text-properties style:font-name="Helvetica" officeooo:rsid="00237d99" officeooo:paragraph-rsid="00237d99"/>
    </style:style>
    <style:style style:name="P8" style:family="paragraph" style:parent-style-name="Standard" style:list-style-name="L7">
      <style:text-properties style:font-name="Helvetica" officeooo:rsid="00237d99" officeooo:paragraph-rsid="00237d99"/>
    </style:style>
    <style:style style:name="P9" style:family="paragraph" style:parent-style-name="Standard">
      <style:text-properties style:font-name="Helvetica" officeooo:rsid="0024e141" officeooo:paragraph-rsid="0024e141"/>
    </style:style>
    <style:style style:name="P10" style:family="paragraph" style:parent-style-name="Standard">
      <style:text-properties style:font-name="Helvetica" officeooo:rsid="0025491c" officeooo:paragraph-rsid="0025491c"/>
    </style:style>
    <style:style style:name="P11" style:family="paragraph" style:parent-style-name="Standard">
      <style:text-properties style:font-name="Helvetica" officeooo:rsid="0025c805" officeooo:paragraph-rsid="0025c805"/>
    </style:style>
    <style:style style:name="P12" style:family="paragraph" style:parent-style-name="Standard">
      <style:text-properties officeooo:paragraph-rsid="001fc8b4"/>
    </style:style>
    <style:style style:name="P13" style:family="paragraph" style:parent-style-name="Standard" style:list-style-name="L2">
      <style:text-properties officeooo:rsid="00211225" officeooo:paragraph-rsid="00211225"/>
    </style:style>
    <style:style style:name="P14" style:family="paragraph" style:parent-style-name="Standard">
      <style:text-properties officeooo:paragraph-rsid="00211225"/>
    </style:style>
    <style:style style:name="P15" style:family="paragraph" style:parent-style-name="Standard" style:list-style-name="L1">
      <style:text-properties officeooo:paragraph-rsid="00211225"/>
    </style:style>
    <style:style style:name="P16" style:family="paragraph" style:parent-style-name="Standard" style:list-style-name="L4">
      <style:text-properties officeooo:paragraph-rsid="0022b7d1"/>
    </style:style>
    <style:style style:name="P17" style:family="paragraph" style:parent-style-name="Standard">
      <style:text-properties officeooo:paragraph-rsid="00276f7f"/>
    </style:style>
    <style:style style:name="P18" style:family="paragraph" style:parent-style-name="Standard">
      <style:text-properties officeooo:rsid="00276f7f" officeooo:paragraph-rsid="00276f7f"/>
    </style:style>
    <style:style style:name="P19" style:family="paragraph" style:parent-style-name="Standard">
      <style:text-properties officeooo:rsid="0028d9e3" officeooo:paragraph-rsid="0028d9e3"/>
    </style:style>
    <style:style style:name="P20" style:family="paragraph" style:parent-style-name="Standard">
      <style:text-properties officeooo:rsid="002aa9d4" officeooo:paragraph-rsid="002aa9d4"/>
    </style:style>
    <style:style style:name="P21" style:family="paragraph" style:parent-style-name="Standard">
      <style:text-properties officeooo:paragraph-rsid="002aa9d4"/>
    </style:style>
    <style:style style:name="P22" style:family="paragraph" style:parent-style-name="Standard">
      <style:text-properties officeooo:rsid="002be26d" officeooo:paragraph-rsid="002be26d"/>
    </style:style>
    <style:style style:name="P23" style:family="paragraph" style:parent-style-name="Standard">
      <style:text-properties officeooo:paragraph-rsid="002be26d"/>
    </style:style>
    <style:style style:name="P24" style:family="paragraph" style:parent-style-name="Standard">
      <style:text-properties officeooo:rsid="002d152c" officeooo:paragraph-rsid="002d152c"/>
    </style:style>
    <style:style style:name="P25" style:family="paragraph" style:parent-style-name="Standard">
      <style:text-properties officeooo:rsid="002e197f" officeooo:paragraph-rsid="002e197f"/>
    </style:style>
    <style:style style:name="P26" style:family="paragraph" style:parent-style-name="Standard">
      <style:text-properties officeooo:rsid="002eaa7e" officeooo:paragraph-rsid="002eaa7e"/>
    </style:style>
    <style:style style:name="P27" style:family="paragraph" style:parent-style-name="Standard">
      <style:text-properties officeooo:rsid="003011de" officeooo:paragraph-rsid="003011de"/>
    </style:style>
    <style:style style:name="P28" style:family="paragraph" style:parent-style-name="Standard">
      <style:text-properties officeooo:rsid="00308028" officeooo:paragraph-rsid="00308028"/>
    </style:style>
    <style:style style:name="P29" style:family="paragraph" style:parent-style-name="Standard">
      <style:text-properties officeooo:rsid="0030ad85" officeooo:paragraph-rsid="0030ad85"/>
    </style:style>
    <style:style style:name="P30" style:family="paragraph" style:parent-style-name="Standard">
      <style:text-properties officeooo:rsid="00320663" officeooo:paragraph-rsid="00320663"/>
    </style:style>
    <style:style style:name="T1" style:family="text">
      <style:text-properties style:font-name="Helvetica"/>
    </style:style>
    <style:style style:name="T2" style:family="text">
      <style:text-properties style:font-name="Helvetica" officeooo:rsid="001fc8b4"/>
    </style:style>
    <style:style style:name="T3" style:family="text">
      <style:text-properties style:font-name="Helvetica" officeooo:rsid="00211225"/>
    </style:style>
    <style:style style:name="T4" style:family="text">
      <style:text-properties style:font-name="Helvetica" officeooo:rsid="0022b7d1"/>
    </style:style>
    <style:style style:name="T5" style:family="text">
      <style:text-properties style:font-name="Helvetica" officeooo:rsid="00276f7f"/>
    </style:style>
    <style:style style:name="T6" style:family="text">
      <style:text-properties style:font-name="Helvetica" officeooo:rsid="0028097f"/>
    </style:style>
    <style:style style:name="T7" style:family="text">
      <style:text-properties style:font-name="Helvetica" officeooo:rsid="0028d9e3"/>
    </style:style>
    <style:style style:name="T8" style:family="text">
      <style:text-properties style:font-name="Helvetica" officeooo:rsid="002aa9d4"/>
    </style:style>
    <style:style style:name="T9" style:family="text">
      <style:text-properties style:font-name="Helvetica" officeooo:rsid="002be26d"/>
    </style:style>
    <style:style style:name="T10" style:family="text">
      <style:text-properties style:font-name="Helvetica" officeooo:rsid="002d152c"/>
    </style:style>
    <style:style style:name="T11" style:family="text">
      <style:text-properties style:font-name="Helvetica" officeooo:rsid="002e197f"/>
    </style:style>
    <style:style style:name="T12" style:family="text">
      <style:text-properties style:font-name="Helvetica" officeooo:rsid="002eaa7e"/>
    </style:style>
    <style:style style:name="T13" style:family="text">
      <style:text-properties style:font-name="Helvetica" officeooo:rsid="00308028"/>
    </style:style>
    <style:style style:name="T14" style:family="text">
      <style:text-properties style:font-name="Helvetica" officeooo:rsid="00320663"/>
    </style:style>
    <style:style style:name="T15" style:family="text">
      <style:text-properties officeooo:rsid="00211225"/>
    </style:style>
    <style:style style:name="T16" style:family="text">
      <style:text-properties officeooo:rsid="00237d99"/>
    </style:style>
    <style:style style:name="T17" style:family="text">
      <style:text-properties officeooo:rsid="0024e141"/>
    </style:style>
    <style:style style:name="T18" style:family="text">
      <style:text-properties officeooo:rsid="0025491c"/>
    </style:style>
    <style:style style:name="T19" style:family="text">
      <style:text-properties officeooo:rsid="0025c8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ragen:</text:p>
      <text:p text:style-name="P12"><text:span text:style-name="T2">- Hoe is het contact met de collegas.</text:span></text:p>
      <text:p text:style-name="P1">- Hoe was de zoektocht van het vinden van u werkplek.</text:p>
      <text:p text:style-name="P1">- </text:p>
      <text:p text:style-name="P1">- </text:p>
      <text:p text:style-name="P1">- </text:p>
      <text:p text:style-name="P1"/>
      <text:p text:style-name="P1"/>
      <text:p text:style-name="P1">Dylan <text:span text:style-name="T15">Catelijn</text:span>:</text:p>
      <text:p text:style-name="P1"/>
      <text:p text:style-name="P1">Marlon, Agency, Gent, Multiple projects, IO groot netwerk 2000 werknemers, Techteam/projecten, Team 6: Dylan: Toyota Team &gt;&gt; 10 Jaar &amp; Lexus, React, Typescript, <text:span text:style-name="T15">Redux, Jira Tickets, Veel Meetings, Scrum &gt;&gt;&gt; Jira, Reggressie Testing, CQCT &gt;&gt; App voor errors in configs,15 9 gesprekken, Communicatie!!, Typescript!!!, Tests!!!, Tips; vroeg zoeken; Passie; Leergierigheid; Project waar je fier op bent; Gerichte vragen stellen &amp; ken bedrijf; Portfolio; </text:span></text:p>
      <text:p text:style-name="P1"/>
      <text:p text:style-name="P2">Vragen: </text:p>
      <text:p text:style-name="P14"><text:span text:style-name="T3">- Hoe ging het solicitatiegesprek:</text:span></text:p>
      <text:list xml:id="list2997590398" text:style-name="L2">
        <text:list-item>
          <text:p text:style-name="P13"><text:span text:style-name="T1">?</text:span></text:p>
        </text:list-item>
      </text:list>
      <text:p text:style-name="P2">- Hoe ga je opzoek naar een werkplek:</text:p>
      <text:list xml:id="list3394647082" text:style-name="L1">
        <text:list-item>
          <text:p text:style-name="P15"><text:span text:style-name="T3">Googelen, Cases op website, agency zoeken, Veel mails sturen, (liefst een paar als je weet hoe dat was,</text:span></text:p>
        </text:list-item>
      </text:list>
      <text:p text:style-name="P14"><text:span text:style-name="T3">- Wat zou je anders doen:</text:span></text:p>
      <text:list xml:id="list1974232157" text:style-name="L3">
        <text:list-item>
          <text:p text:style-name="P3">Check u mails, verkeerde mail gestuurd naar een bedrijf.</text:p>
        </text:list-item>
      </text:list>
      <text:p text:style-name="P2"/>
      <text:p text:style-name="P2"/>
      <text:p text:style-name="P2">Bram Vandenbossche:</text:p>
      <text:p text:style-name="P2"/>
      <text:list xml:id="list1091413992" text:style-name="L4">
        <text:list-item>
          <text:p text:style-name="P16"><text:span text:style-name="T4">Vacatures opzoeken, Alle sites bezoeken, Technologieën zoeken die je aanstaan, Bundelen, Welke prokecten?, Zoeken naar bedrijven die stagen aanbieden, Mail sturen &amp; anders telefoneren, Blijven bellen tot je genoeg reactie krijgt, </text:span></text:p>
        </text:list-item>
      </text:list>
      <text:p text:style-name="P4"/>
      <text:p text:style-name="P4">Studio Hyperdrive, Javascript ontwikkelaar, Websites &amp; webaps, Mobile apps, Digital expirience; ijsfabric AR &amp; 3D, Cronos groep; groot bedrijg, 2 Management 4 Departementen, Teams Nova; opgedeeld in front, back and fullstack, VLAIO: Eloket, ANGULAR, Dynamische vertaling, Print layouts aanpassen, refactoring and bugfixes, Daily standups: Status van zaken, JIRA tiketten, Integratie testen, Slac, docker, <text:s/>Cypress, <text:span text:style-name="T16">Working from home; best leuk en je word betrokken, Mails: pas mail aan per bedrijf, zoek iets op per bedrijf,!! Stel veel vragen, Bundel vragen, Denk mee en durf dingen voorstellen.</text:span></text:p>
      <text:p text:style-name="P4"/>
      <text:p text:style-name="P4"/>
      <text:p text:style-name="P5">Vragen:</text:p>
      <text:p text:style-name="P5">- Thuis werken erg?</text:p>
      <text:list xml:id="list1660335375" text:style-name="L5">
        <text:list-item>
          <text:p text:style-name="P6">Niet echt, de week breekt.</text:p>
        </text:list-item>
      </text:list>
      <text:p text:style-name="P5">- Waarom niet deze werkplek?</text:p>
      <text:list xml:id="list1987438480" text:style-name="L6">
        <text:list-item>
          <text:p text:style-name="P7">Nee, zou daar graag werken.</text:p>
        </text:list-item>
      </text:list>
      <text:p text:style-name="P5">- Wat is de flow nadat je ziek vald</text:p>
      <text:p text:style-name="P5">Bellen of vertellen aan je mentor en bellen naar de werkplek en briefje binnensteken</text:p>
      <text:p text:style-name="P5"><text:soft-page-break/>- Wat is het gevoel in de eerste week?</text:p>
      <text:list xml:id="list3143995741" text:style-name="L7">
        <text:list-item>
          <text:p text:style-name="P8">Goed, alleen, moeilijkheden met windows</text:p>
        </text:list-item>
      </text:list>
      <text:p text:style-name="P5"/>
      <text:p text:style-name="P5">Hoe ging het leen bij het bedrijf?</text:p>
      <text:p text:style-name="P5">- Kans om kleine totorials te nemen</text:p>
      <text:p text:style-name="P5"/>
      <text:p text:style-name="P5"/>
      <text:p text:style-name="P5"/>
      <text:p text:style-name="P5">Bram Criel:</text:p>
      <text:p text:style-name="P5"/>
      <text:p text:style-name="P5">Antenna, Bedenken en ontwerpen van websites en online aplicaties, creatief bureau, Digitale transformatie, Van start tot development, Verschillende teams: 4 tot 10 man Websites &amp; Aplicaties, Direct contact met de klant, Langdurige projecten, <text:span text:style-name="T17">Klanten, Zazinda: auto cetail; alles zien, Slim PHP backend, React frontend, Klant: Kraamkost, Nieuwe gezinnen, bestellen, backoffice, Eetopties, 2 founders, Hij doedt fontend In react, Features toevoegen/bijwerken, bv: Berekeningen in een input field, werken aan reposivity, Meetings bijwonen, naar de klant, Fullstack program voor tank stations, React &amp; Twig, Features toevoegen, bv tabbellen refactoren, …, Samenwerken met ander bedrijf, </text:span></text:p>
      <text:p text:style-name="P5"/>
      <text:p text:style-name="P5"/>
      <text:p text:style-name="P9">Zoektocht: Cv, motivatiebrief &amp; portfolio, top 5 bedrijven, mails sturen &amp; bellen, (google maps, digital angency zoeken in gent), 2 van de 5 Gelukt, 3 niet genantwoord 2 negatief, Docker &amp; windows == kut, Luisteren naar collegas === pear learning, <text:span text:style-name="T18">vragen bij freelancing, </text:span></text:p>
      <text:p text:style-name="P9"/>
      <text:p text:style-name="P10">TIPS: Timing, Bekijk sites, Zoek naar persoonlijke intresse, Stel genoeg vragen tijdens solicitatiegesprek, stuur in bulk na 1 week, Maak een cv of online website, Wees geduldig.</text:p>
      <text:p text:style-name="P10"/>
      <text:p text:style-name="P10"/>
      <text:p text:style-name="P10">Vragen</text:p>
      <text:p text:style-name="P10">- Contact met collegas:</text:p>
      <text:p text:style-name="P10"><text:s/>Vlot in team, 2/4 personen in team, continue communiceren, met bazen ook leuk. </text:p>
      <text:p text:style-name="P10"/>
      <text:p text:style-name="P10">Voorbereiding, </text:p>
      <text:p text:style-name="P10">- Setup van een groot project kennen, werken met meerdere programmas, zoals docker</text:p>
      <text:p text:style-name="P10"/>
      <text:p text:style-name="P10"/>
      <text:p text:style-name="P10">Verschillende mails naar de bedrijven?</text:p>
      <text:p text:style-name="P10">Zelfde cv en introductie, en een ander midden, bulk algemeen, vergeet de bedrijfdnaam niet aan te passen, </text:p>
      <text:p text:style-name="P10"/>
      <text:p text:style-name="P10"/>
      <text:p text:style-name="P10"/>
      <text:p text:style-name="P10"/>
      <text:p text:style-name="P10">Nick Roofthooft:</text:p>
      <text:p text:style-name="P10"/>
      <text:p text:style-name="P10">Amplr: Connectiviteit en netwerk, Buitenlandse stage, 30/40+ bedrijven, van 5 antwoord &amp; 3 anders waren dan ze vertelde, geen antwoord, dus overgegaan naar belgie, en continue zoeken, via klasgenoot een stageplek gevonden, geduld is key, 50.000 gebruikers, <text:span text:style-name="T19">Failover </text:span><text:soft-page-break/><text:span text:style-name="T19">netwerk, wifi overal, vue, bumla, php7 + Laravel, Klanten: Ketens, status, klant, student housing, zelfde bandbrete, Netwerk klant, app toont alles, status, aantal klanten, etc…, </text:span></text:p>
      <text:p text:style-name="P10"/>
      <text:p text:style-name="P11">Takenpakket; Vue3, Bulma styling framework, Laravel, Vue Libaries, </text:p>
      <text:p text:style-name="P11"/>
      <text:p text:style-name="P11">TIPS: Veel mails sturen in bulk, mag een keuze maar betere sneller, Geen scrik hebben van kleine bedrijven, Durf vragen stellen, </text:p>
      <text:p text:style-name="P11"/>
      <text:p text:style-name="P11"/>
      <text:p text:style-name="P11">Wat zou je anders doen in buitenland?</text:p>
      <text:p text:style-name="P11">- Geen schrik hebben van nieuwe dingen (php)</text:p>
      <text:p text:style-name="P11"/>
      <text:p text:style-name="P11"/>
      <text:p text:style-name="P11"/>
      <text:p text:style-name="P11"/>
      <text:p text:style-name="P17"><text:span text:style-name="T5">Chare Avci:</text:span></text:p>
      <text:p text:style-name="P17"><text:span text:style-name="T5"/></text:p>
      <text:p text:style-name="P17"><text:span text:style-name="T5">MDware Group NV, QR Menu App, Digitaal menu app, QR code op tafel, festival, qr code, Frontend, VueJs, Tailwind CSS, Toevoegen of optimaliseren van features, Scrum, Teamwerk, Veel leren in het begin na 4 dagen volledig op dreef, Testing, Dagen waar er 3 features gemaakt worden soms meerdere dagen bezig mer 1 feature, </text:span></text:p>
      <text:p text:style-name="P17"><text:span text:style-name="T5"/></text:p>
      <text:p text:style-name="P18"><text:span text:style-name="T1">Zoeken: CV, Motivatiebrief, Portfolio website, 10-20 bedijven mailen/bellen, </text:span><text:span text:style-name="T6">Snel op de bal spelen, altijd bereikbaar zijn, </text:span><text:span text:style-name="T7">Jira, </text:span></text:p>
      <text:p text:style-name="P18"><text:span text:style-name="T7"/></text:p>
      <text:p text:style-name="P18"><text:span text:style-name="T7"/></text:p>
      <text:p text:style-name="P19"><text:span text:style-name="T1">TIPS: Zorg voor CV, Motivatiebrief, &amp; Portfolio website, Lijst alle bedijven, soliciteer in bulk, , gebruik connecties wanneer mogelijk, Niet bang zijn te bellen, Wees open, stel niet uit, toon ambissie, sta open voor nieuwe technologieën.</text:span></text:p>
      <text:p text:style-name="P19"><text:span text:style-name="T1"/></text:p>
      <text:p text:style-name="P19"><text:span text:style-name="T1"/></text:p>
      <text:p text:style-name="P19"><text:span text:style-name="T1"/></text:p>
      <text:p text:style-name="P19"><text:span text:style-name="T1"/></text:p>
      <text:p text:style-name="P20"><text:span text:style-name="T1">Dylan Garcia Calero:</text:span></text:p>
      <text:p text:style-name="P20"><text:span text:style-name="T1"/></text:p>
      <text:p text:style-name="P20"><text:span text:style-name="T1">TIPS: Start op tijd, Zorg voor een goed portfolio, will vs has (willen vs moeten), Waas assertief, Veel mails sturen, LinkedIn &lt;3, Duf u werkplek te laten wachten</text:span></text:p>
      <text:p text:style-name="P20"><text:span text:style-name="T1"/></text:p>
      <text:p text:style-name="P20"><text:span text:style-name="T1"/></text:p>
      <text:p text:style-name="P21"><text:span text:style-name="T8">BemObile: </text:span><text:span text:style-name="T9">Shairholder Proximus, 4411, FlitsMister, TruckMister, based in Belle, nederlands, polen, 120-130 technoligie werknemers, Vue, Gaph, </text:span></text:p>
      <text:p text:style-name="P21"><text:span text:style-name="T9"/></text:p>
      <text:p text:style-name="P22"><text:span text:style-name="T1">Extra tips; Communiceer proffecioneel, eet samen, wees sociaal, </text:span></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oft-page-break/><text:span text:style-name="T1">Ryan Judd:</text:span></text:p>
      <text:p text:style-name="P22"><text:span text:style-name="T1"/></text:p>
      <text:p text:style-name="P23"><text:span text:style-name="T9">MDwere: Dok noord, Live speech, factoratie, </text:span><text:span text:style-name="T10">Grote projeccten, Ofertes aanmaken, Loyaliteit, Cadeaukaarten, Meetings, Designs implementeren, Laravel, Vue, Communiceren is belangrijk, leer heel veel bij, zoals communiceren, </text:span></text:p>
      <text:p text:style-name="P23"><text:span text:style-name="T10"/></text:p>
      <text:p text:style-name="P24"><text:span text:style-name="T1">Zoektocht; NIET UISTELLEN, Kijk naar je spam, Keus naar war je wil doen, weet wat je wilt doen, Kijk naar de website, maak een band al In je mail, Zorg voor portfolio en goede github, </text:span><text:span text:style-name="T11">Wees voorbereid en toon aantal projecten, </text:span></text:p>
      <text:p text:style-name="P24"><text:span text:style-name="T11"/></text:p>
      <text:p text:style-name="P24"><text:span text:style-name="T11"/></text:p>
      <text:p text:style-name="P25"><text:span text:style-name="T11">V</text:span><text:span text:style-name="T1">ragen:</text:span></text:p>
      <text:p text:style-name="P25"><text:span text:style-name="T1">Meeting online, fisiek of bijde?</text:span></text:p>
      <text:p text:style-name="P25"><text:span text:style-name="T1">- Altijd fisiek, soms buiten op taras.</text:span></text:p>
      <text:p text:style-name="P25"><text:span text:style-name="T1"/></text:p>
      <text:p text:style-name="P25"><text:span text:style-name="T1"/></text:p>
      <text:p text:style-name="P25"><text:span text:style-name="T1"/></text:p>
      <text:p text:style-name="P25"><text:span text:style-name="T1"/></text:p>
      <text:p text:style-name="P25"><text:span text:style-name="T1">Silke Van Meerbeek:</text:span></text:p>
      <text:p text:style-name="P25"><text:span text:style-name="T1"/></text:p>
      <text:p text:style-name="P25"><text:span text:style-name="T1">Maneuver: Leveren (antwerpen) Boetiek agentschap, van begin tot eind, 6 mensen in dienst, &gt; veel contacten, Beveren (tussen antwerp &amp; gent), Verleg de klant zijn grenzen, Vergeleiken met zwitsers zakmes, ze doen alles, branding, ads, Visuele Identiteid, Tactele media, digitale marteting, interactive media, content creatie, </text:span><text:span text:style-name="T12">Verschillende projecten, One pagers, volledige websites, CMS, nieuwsbrief inschrijving, </text:span></text:p>
      <text:p text:style-name="P25"><text:span text:style-name="T12"/></text:p>
      <text:p text:style-name="P26"><text:span text:style-name="T1">Zoektocht: De beller is sneller, Durf vragen stellen, </text:span></text:p>
      <text:p text:style-name="P26"><text:span text:style-name="T1"/></text:p>
      <text:p text:style-name="P26"><text:span text:style-name="T1"/></text:p>
      <text:p text:style-name="P26"><text:span text:style-name="T1">Kan je daar blijven werken?</text:span></text:p>
      <text:p text:style-name="P26"><text:span text:style-name="T1">- Ja! Veel vragen stellen,</text:span></text:p>
      <text:p text:style-name="P26"><text:span text:style-name="T1"/></text:p>
      <text:p text:style-name="P26"><text:span text:style-name="T1">Staan ze open voor vakantiejobs?</text:span></text:p>
      <text:p text:style-name="P26"><text:span text:style-name="T1">- Denk het wel.</text:span></text:p>
      <text:p text:style-name="P26"><text:span text:style-name="T1"/></text:p>
      <text:p text:style-name="P26"><text:span text:style-name="T1">Iets dat je minder vind?</text:span></text:p>
      <text:p text:style-name="P26"><text:span text:style-name="T1">- De afstand.</text:span></text:p>
      <text:p text:style-name="P26"><text:span text:style-name="T1"/></text:p>
      <text:p text:style-name="P26"><text:span text:style-name="T1">Welke technologieën gebruiken ze?</text:span></text:p>
      <text:p text:style-name="P26"><text:span text:style-name="T1">- Vue en nuxt &amp; headless CMS</text:span></text:p>
      <text:p text:style-name="P26"><text:span text:style-name="T1"/></text:p>
      <text:p text:style-name="P26"><text:span text:style-name="T1"/></text:p>
      <text:p text:style-name="P26"><text:span text:style-name="T1"/></text:p>
      <text:p text:style-name="P26"><text:span text:style-name="T1"/></text:p>
      <text:p text:style-name="P27"><text:span text:style-name="T1">Dieter Schepers:</text:span></text:p>
      <text:p text:style-name="P27"><text:span text:style-name="T1"/></text:p>
      <text:p text:style-name="P27"><text:span text:style-name="T1">Cor</text:span><text:span text:style-name="T13">i</text:span><text:span text:style-name="T1">lus, </text:span><text:span text:style-name="T13">Medische software, 20 jaar, 400 werknemers, 40.000 klanten, 6 locaties, werkt aan care connect, into.care, meest gebruikte app in zorgsector, workflow verbeteren, cross </text:span><text:soft-page-break/><text:span text:style-name="T13">platsform, Begonnen met angular en Nodejs AWS, angular, features implementeren, Testing, Meetings, sprint plannen, en daily standups (score hoe lang iets ga duren), </text:span></text:p>
      <text:p text:style-name="P27"><text:span text:style-name="T13"/></text:p>
      <text:p text:style-name="P28"><text:span text:style-name="T1">Zoektocht; Presies zoeken naar front &amp; backend vacatures, zoek een bedrijf met jouw intresses, stijl u cv.</text:span></text:p>
      <text:p text:style-name="P28"><text:span text:style-name="T1"/></text:p>
      <text:p text:style-name="P28"><text:span text:style-name="T1"/></text:p>
      <text:p text:style-name="P28"><text:span text:style-name="T1">Vragen:</text:span></text:p>
      <text:p text:style-name="P28"><text:span text:style-name="T1">Wat zou je graag geweten hebben voor je aan je werkplekleren begon?</text:span></text:p>
      <text:p text:style-name="P28"><text:span text:style-name="T1">- Door dingen niet te weten word het intressant</text:span></text:p>
      <text:p text:style-name="P28"><text:span text:style-name="T1"/></text:p>
      <text:p text:style-name="P28"><text:span text:style-name="T1">Heeft het nut om al iets in de zorg te kennen?</text:span></text:p>
      <text:p text:style-name="P28"><text:span text:style-name="T1">- Nee, er is daar een verpleegster werkt, die dan helpt.</text:span></text:p>
      <text:p text:style-name="P28"><text:span text:style-name="T1"/></text:p>
      <text:p text:style-name="P28"><text:span text:style-name="T1"/></text:p>
      <text:p text:style-name="P29"><text:span text:style-name="T1">Met hoeveel werk je samen?</text:span></text:p>
      <text:p text:style-name="P29"><text:span text:style-name="T1">- 8 mensen.</text:span></text:p>
      <text:p text:style-name="P29"><text:span text:style-name="T1"/></text:p>
      <text:p text:style-name="P29"><text:span text:style-name="T1"/></text:p>
      <text:p text:style-name="P29"><text:span text:style-name="T1"/></text:p>
      <text:p text:style-name="P29"><text:span text:style-name="T1"/></text:p>
      <text:p text:style-name="P29"><text:span text:style-name="T1">Arthur Temmerman:</text:span></text:p>
      <text:p text:style-name="P29"><text:span text:style-name="T1"/></text:p>
      <text:p text:style-name="P29"><text:span text:style-name="T1">Duke &amp; Grace, Bereid je goed voor, goede portfolio, een cv, weet wat je wilt, wees actief op sociale media, GITHUB!, Zoek welke bedrijven je leuk vind, Welke technoligieën wil je leren?, Focus niet op één bedrijf, weet of je font, back or fullstack wilt doen, Ga altijd naar een solicitatiegesprek, wees leergierig en nieuwschierig ook op campus, denk aan de toekomst,</text:span></text:p>
      <text:p text:style-name="P29"><text:span text:style-name="T1"/></text:p>
      <text:p text:style-name="P29"><text:span text:style-name="T1">Duke &amp; Grace doet alles, van branding, tot ux en campanje, Hij doet font-end, ByHumans, gebruiken nest.js (aka react), D3, airbnb, </text:span><text:span text:style-name="T14">Feestjes</text:span></text:p>
      <text:p text:style-name="P29"><text:span text:style-name="T14"/></text:p>
      <text:p text:style-name="P30"><text:span text:style-name="T14">V</text:span><text:span text:style-name="T1">ragen:</text:span></text:p>
      <text:p text:style-name="P30"><text:span text:style-name="T1">De toekomst?</text:span></text:p>
      <text:p text:style-name="P30"><text:span text:style-name="T1">- Daar blijven, als dat kan.</text:span></text:p>
      <text:p text:style-name="P30"><text:span text:style-name="T1"/></text:p>
      <text:p text:style-name="P30"><text:span text:style-name="T1">Zijn er dingen die je wou weten voor je begon?</text:span></text:p>
      <text:p text:style-name="P30"><text:span text:style-name="T1">- Geen voorbereiding, welk project welke technologieën? Vraag op vorand welk project er is.</text:span></text:p>
      <text:p text:style-name="P30"><text:span text:style-name="T1"/></text:p>
      <text:p text:style-name="P30"><text:span text:style-name="T1">Vraag je best of het niet voor echte kanten was?</text:span></text:p>
      <text:p text:style-name="P30"><text:span text:style-name="T1">- We wisten het niet, maar na deze periode gaan we wel voor kanten werken, vraag dus best voor je op werkplekleren gaa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4T08:53:44.631000000</meta:creation-date>
    <dc:date>2022-03-24T11:52:25.564000000</dc:date>
    <meta:editing-duration>PT29M33S</meta:editing-duration>
    <meta:editing-cycles>7</meta:editing-cycles>
    <meta:generator>LibreOffice/6.4.4.2$Windows_X86_64 LibreOffice_project/3d775be2011f3886db32dfd395a6a6d1ca2630ff</meta:generator>
    <meta:document-statistic meta:table-count="0" meta:image-count="0" meta:object-count="0" meta:page-count="5" meta:paragraph-count="91" meta:word-count="1277" meta:character-count="8195" meta:non-whitespace-character-count="6991"/>
  </office:meta>
</office:document-meta>
</file>